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Virginia Beach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70">
            <text:p>70</text:p>
          </table:table-cell>
          <table:table-cell table:style-name="ce22" office:value-type="float" office:value="24">
            <text:p>24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78">
            <text:p>78</text:p>
          </table:table-cell>
          <table:table-cell table:style-name="ce22" office:value-type="float" office:value="32">
            <text:p>32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85">
            <text:p>85</text:p>
          </table:table-cell>
          <table:table-cell table:style-name="ce22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2229">
            <text:p>2,229</text:p>
          </table:table-cell>
          <table:table-cell table:style-name="ce22" office:value-type="float" office:value="532">
            <text:p>532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46">
            <text:p>46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41">
            <text:p>141</text:p>
          </table:table-cell>
          <table:table-cell table:style-name="ce23" office:value-type="float" office:value="134">
            <text:p>134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995">
            <text:p>995</text:p>
          </table:table-cell>
          <table:table-cell table:style-name="ce23" office:value-type="float" office:value="598">
            <text:p>598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31">
            <text:p>31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09">
            <text:p>109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35">
            <text:p>135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94">
            <text:p>94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16">
            <text:p>216</text:p>
          </table:table-cell>
          <table:table-cell table:style-name="ce22" office:value-type="float" office:value="152">
            <text:p>152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818">
            <text:p>1818</text:p>
          </table:table-cell>
          <table:table-cell table:style-name="ce22" office:value-type="float" office:value="286">
            <text:p>286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94">
            <text:p>194</text:p>
          </table:table-cell>
          <table:table-cell table:style-name="ce22" office:value-type="float" office:value="64">
            <text:p>64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6405">
            <text:p>6,405</text:p>
          </table:table-cell>
          <table:table-cell table:style-name="ce22" office:value-type="float" office:value="1964">
            <text:p>1964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43">
            <text:p>14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21">
            <text:p>21</text:p>
          </table:table-cell>
          <table:table-cell table:style-name="ce22" office:value-type="float" office:value="561">
            <text:p>561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794">
            <text:p>794</text:p>
          </table:table-cell>
          <table:table-cell table:style-name="ce23" office:value-type="float" office:value="224">
            <text:p>224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2292">
            <text:p>2292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3319">
            <text:p>3319</text:p>
          </table:table-cell>
          <table:table-cell table:style-name="ce22" office:value-type="float" office:value="27">
            <text:p>27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437">
            <text:p>437</text:p>
          </table:table-cell>
          <table:table-cell table:style-name="ce23" office:value-type="float" office:value="157">
            <text:p>157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458">
            <text:p>458</text:p>
          </table:table-cell>
          <table:table-cell table:style-name="ce22" office:value-type="float" office:value="112">
            <text:p>112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9023">
            <text:p>9023</text:p>
          </table:table-cell>
          <table:table-cell table:style-name="ce22" office:value-type="float" office:value="878">
            <text:p>878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6536">
            <text:p>16536</text:p>
          </table:table-cell>
          <table:table-cell table:style-name="ce22" office:value-type="float" office:value="1971">
            <text:p>1971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2941">
            <text:p>22941</text:p>
          </table:table-cell>
          <table:table-cell table:style-name="ce22" office:value-type="float" office:value="3935">
            <text:p>3935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